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itableApps" table:style-name="ta1">
        <table:shapes>
          <draw:frame draw:z-index="0" draw:style-name="gr1" draw:text-style-name="P1" svg:width="6.3925in" svg:height="3.8378in" svg:x="4.8024in" svg:y="0.0524in">
            <draw:object draw:notify-on-update-of-ranges="profitableApps.A1:profitableApps.A1 profitableApps.A2:profitableApps.A11 profitableApps.B1:profitableApps.B1 profitableApps.B2:profitableApps.B11 profitableApps.C1:profitableApps.C1 profitableApps.C2:profitableApp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total_profit</text:p>
          </table:table-cell>
          <table:table-cell table:style-name="Default" office:value-type="string" calcext:value-type="string">
            <text:p>rights_purchase_expen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OS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Generally Speaking</text:p>
          </table:table-cell>
          <table:table-cell/>
        </table:table-row>
        <table:table-row table:style-name="ro1">
          <table:table-cell office:value-type="string" calcext:value-type="string">
            <text:p>Bible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* Apps that cost less than $2.50 on mobile stores are more profitable for us.</text:p>
          </table:table-cell>
          <table:table-cell/>
        </table:table-row>
        <table:table-row table:style-name="ro1">
          <table:table-cell office:value-type="string" calcext:value-type="string">
            <text:p>Cytus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* Positive ratings are better and ensure income over time.</text:p>
          </table:table-cell>
          <table:table-cell/>
        </table:table-row>
        <table:table-row table:style-name="ro1">
          <table:table-cell office:value-type="string" calcext:value-type="string">
            <text:p>Deck Heroes: Legacy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* Profitable App Store categories include Reference, Book, Photo &amp; Video, and Productivity.</text:p>
          </table:table-cell>
          <table:table-cell/>
        </table:table-row>
        <table:table-row table:style-name="ro1">
          <table:table-cell office:value-type="string" calcext:value-type="string">
            <text:p>Domino's Pizza USA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* Apps are most profitable when listed on both the App Store and the Play Store.</text:p>
          </table:table-cell>
          <table:table-cell/>
        </table:table-row>
        <table:table-row table:style-name="ro1">
          <table:table-cell office:value-type="string" calcext:value-type="string">
            <text:p>Egg, Inc.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rnanfloo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*nest Meditation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rcos: Cartel Wars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wDiePie's Tuber Simulator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Guardian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y Blast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mbie Catchers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ve Nights at Freddy's 3</text:p>
          </table:table-cell>
          <table:table-cell office:value-type="float" office:value="474100" calcext:value-type="float">
            <text:p>474,100.00</text:p>
          </table:table-cell>
          <table:table-cell office:value-type="float" office:value="29900" calcext:value-type="float">
            <text:p>29,900.00</text:p>
          </table:table-cell>
          <table:table-cell table:number-columns-repeated="8"/>
          <table:table-cell table:style-name="ce2" office:value-type="string" calcext:value-type="string">
            <text:p>To Buy</text:p>
          </table:table-cell>
          <table:table-cell/>
        </table:table-row>
        <table:table-row table:style-name="ro1">
          <table:table-cell office:value-type="string" calcext:value-type="string">
            <text:p>Riptide GP: Renegade</text:p>
          </table:table-cell>
          <table:table-cell office:value-type="float" office:value="474100" calcext:value-type="float">
            <text:p>474,100.00</text:p>
          </table:table-cell>
          <table:table-cell office:value-type="float" office:value="29900" calcext:value-type="float">
            <text:p>29,900.00</text:p>
          </table:table-cell>
          <table:table-cell table:number-columns-repeated="9"/>
          <table:table-cell office:value-type="string" calcext:value-type="string">
            <text:p>ASOS</text:p>
          </table:table-cell>
        </table:table-row>
        <table:table-row table:style-name="ro1">
          <table:table-cell office:value-type="string" calcext:value-type="string">
            <text:p>Tsuro - The Game of the Path</text:p>
          </table:table-cell>
          <table:table-cell office:value-type="float" office:value="474100" calcext:value-type="float">
            <text:p>474,100.00</text:p>
          </table:table-cell>
          <table:table-cell office:value-type="float" office:value="29900" calcext:value-type="float">
            <text:p>29,900.00</text:p>
          </table:table-cell>
          <table:table-cell table:number-columns-repeated="9"/>
          <table:table-cell office:value-type="string" calcext:value-type="string">
            <text:p>Bible</text:p>
          </table:table-cell>
        </table:table-row>
        <table:table-row table:style-name="ro1">
          <table:table-cell office:value-type="string" calcext:value-type="string">
            <text:p>Retro City Rampage DX</text:p>
          </table:table-cell>
          <table:table-cell office:value-type="float" office:value="471290.08" calcext:value-type="float">
            <text:p>471,290.08</text:p>
          </table:table-cell>
          <table:table-cell office:value-type="float" office:value="32709.92" calcext:value-type="float">
            <text:p>32,709.92</text:p>
          </table:table-cell>
          <table:table-cell table:number-columns-repeated="9"/>
          <table:table-cell office:value-type="string" calcext:value-type="string">
            <text:p>Cytus</text:p>
          </table:table-cell>
        </table:table-row>
        <table:table-row table:style-name="ro1">
          <table:table-cell office:value-type="string" calcext:value-type="string">
            <text:p>Toca Life: City</text:p>
          </table:table-cell>
          <table:table-cell office:value-type="float" office:value="465130.41" calcext:value-type="float">
            <text:p>465,130.41</text:p>
          </table:table-cell>
          <table:table-cell office:value-type="float" office:value="38869.59" calcext:value-type="float">
            <text:p>38,869.59</text:p>
          </table:table-cell>
          <table:table-cell table:number-columns-repeated="9"/>
          <table:table-cell office:value-type="string" calcext:value-type="string">
            <text:p>Deck Heroes: Legacy</text:p>
          </table:table-cell>
        </table:table-row>
        <table:table-row table:style-name="ro1">
          <table:table-cell office:value-type="string" calcext:value-type="string">
            <text:p>Toca Life: City</text:p>
          </table:table-cell>
          <table:table-cell office:value-type="float" office:value="465129.97" calcext:value-type="float">
            <text:p>465,129.97</text:p>
          </table:table-cell>
          <table:table-cell office:value-type="float" office:value="38870.03" calcext:value-type="float">
            <text:p>38,870.03</text:p>
          </table:table-cell>
          <table:table-cell table:number-columns-repeated="9"/>
          <table:table-cell office:value-type="string" calcext:value-type="string">
            <text:p>Domino’s Pizza USA</text:p>
          </table:table-cell>
        </table:table-row>
        <table:table-row table:style-name="ro1">
          <table:table-cell office:value-type="string" calcext:value-type="string">
            <text:p>Adobe Illustrator Draw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  <table:table-cell office:value-type="string" calcext:value-type="string">
            <text:p>Egg, Inc.</text:p>
          </table:table-cell>
        </table:table-row>
        <table:table-row table:style-name="ro1">
          <table:table-cell office:value-type="string" calcext:value-type="string">
            <text:p>Airbnb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  <table:table-cell office:value-type="string" calcext:value-type="string">
            <text:p>Fernanfloo</text:p>
          </table:table-cell>
        </table:table-row>
        <table:table-row table:style-name="ro1">
          <table:table-cell office:value-type="string" calcext:value-type="string">
            <text:p>AJ Jump: Animal Jam Kangaroos!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  <table:table-cell office:value-type="string" calcext:value-type="string">
            <text:p>H*nest Meditation</text:p>
          </table:table-cell>
        </table:table-row>
        <table:table-row table:style-name="ro1">
          <table:table-cell office:value-type="string" calcext:value-type="string">
            <text:p>Alto's Adventure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  <table:table-cell office:value-type="string" calcext:value-type="string">
            <text:p>Narcos: Cartel Wars</text:p>
          </table:table-cell>
        </table:table-row>
        <table:table-row table:style-name="ro1">
          <table:table-cell office:value-type="string" calcext:value-type="string">
            <text:p>Angry Birds 2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/>
          <table:table-cell table:style-name="ce2" office:value-type="string" calcext:value-type="string">
            <text:p>The Theme is Halloween!</text:p>
          </table:table-cell>
          <table:table-cell table:number-columns-repeated="6"/>
          <table:table-cell table:style-name="ce2"/>
          <table:table-cell office:value-type="string" calcext:value-type="string">
            <text:p>PewDiePie’s Potato Simulator</text:p>
          </table:table-cell>
        </table:table-row>
        <table:table-row table:style-name="ro1">
          <table:table-cell office:value-type="string" calcext:value-type="string">
            <text:p>Angry Birds Blast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ry Birds Epic RPG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/>
          <table:table-cell office:value-type="string" calcext:value-type="string">
            <text:p>4 Safe Be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ry Birds Rio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office:value-type="string" calcext:value-type="string">
            <text:p>Zombie Catchers</text:p>
          </table:table-cell>
          <table:table-cell/>
          <table:table-cell office:value-type="string" calcext:value-type="string">
            <text:p>A spooky adventure with everyone’s favorite monster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al Jam - Play Wild!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office:value-type="string" calcext:value-type="string">
            <text:p>Five Nights at Freddy’s 3</text:p>
          </table:table-cell>
          <table:table-cell/>
          <table:table-cell office:value-type="string" calcext:value-type="string">
            <text:p>The legendary franchise is terrifyin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y of Heroes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office:value-type="string" calcext:value-type="string">
            <text:p>Candy Crush Saga</text:p>
          </table:table-cell>
          <table:table-cell/>
          <table:table-cell office:value-type="string" calcext:value-type="string">
            <text:p>We all know Halloween is about candy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phalt 8: Airborne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office:value-type="string" calcext:value-type="string">
            <text:p>Candy Crush Soda Saga</text:p>
          </table:table-cell>
          <table:table-cell/>
          <table:table-cell office:value-type="string" calcext:value-type="string">
            <text:p>...so why not branch out to other sugary sweet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d Piggies HD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jeweled Classic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/>
          <table:table-cell office:value-type="string" calcext:value-type="string">
            <text:p>1 Risky Pi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m Beach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table:style-name="ce2" office:value-type="string" calcext:value-type="string">
            <text:p>The Bible</text:p>
          </table:table-cell>
          <table:table-cell/>
          <table:table-cell office:value-type="string" calcext:value-type="string">
            <text:p>Some would say it’s the reason for the season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erang from Instagram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4"/>
          <table:table-cell office:value-type="string" calcext:value-type="string">
            <text:p>All Hallow’s Eve isn’t going to remember itself, you know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llet Force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l of Duty®: Heroes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y Crush Saga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y Crush Soda Saga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se Mobile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10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2-10-03T10:18:53.768989654</meta:print-date>
    <dc:date>2022-10-03T11:11:37.351482299</dc:date>
    <meta:editing-duration>PT48M46S</meta:editing-duration>
    <meta:editing-cycles>2</meta:editing-cycles>
    <meta:generator>LibreOffice/7.0.4.2$Linux_X86_64 LibreOffice_project/00$Build-2</meta:generator>
    <meta:document-statistic meta:table-count="2" meta:cell-count="1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4.638cm" svg:y="0.314cm" chart:style-name="ch2">
          <text:p>Profit vs Cost for High-Value Apps</text:p>
        </chart:title>
        <chart:legend chart:legend-position="end" svg:x="11.567cm" svg:y="4.326cm" style:legend-expansion="high" chart:style-name="ch3"/>
        <chart:plot-area chart:style-name="ch4" table:cell-range-address="profitableApps.A1:profitableApps.C11" chart:data-source-has-labels="both" svg:x="1.335cm" svg:y="1.303cm" svg:width="9.908cm" svg:height="7.271cm">
          <chart:coordinate-region svg:x="3.279cm" svg:y="1.303cm" svg:width="7.964cm" svg:height="3.397cm"/>
          <chart:axis chart:dimension="x" chart:name="primary-x" chart:style-name="ch5" chartooo:axis-type="auto">
            <chartooo:date-scale/>
            <chart:title svg:x="5.861cm" svg:y="8.768cm" chart:style-name="ch6">
              <text:p>Apps</text:p>
            </chart:title>
            <chart:categories table:cell-range-address="profitableApps.A2:profitableApps.A11"/>
          </chart:axis>
          <chart:axis chart:dimension="y" chart:name="primary-y" chart:style-name="ch7">
            <chart:title svg:x="0.451cm" svg:y="6.212cm" chart:style-name="ch8">
              <text:p>Profits and Costs</text:p>
            </chart:title>
            <chart:grid chart:style-name="ch9" chart:class="major"/>
          </chart:axis>
          <chart:series chart:style-name="ch10" chart:values-cell-range-address="profitableApps.B2:profitableApps.B11" chart:label-cell-address="profitableApps.B1:profitableApps.B1" chart:class="chart:bar">
            <chart:data-point chart:repeated="10"/>
          </chart:series>
          <chart:series chart:style-name="ch11" chart:values-cell-range-address="profitableApps.C2:profitableApps.C11" chart:label-cell-address="profitableApps.C1:profitableApps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profit</text:p>
                <draw:g>
                  <svg:desc>profitableApps.B1:profitableApps.B1</svg:desc>
                </draw:g>
              </table:table-cell>
              <table:table-cell office:value-type="string">
                <text:p>rights_purchase_expense</text:p>
                <draw:g>
                  <svg:desc>profitableApps.C1:profitableApp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OS</text:p>
                <draw:g>
                  <svg:desc>profitableApps.A2:profitableApps.A11</svg:desc>
                </draw:g>
              </table:table-cell>
              <table:table-cell office:value-type="float" office:value="479000">
                <text:p>479000</text:p>
                <draw:g>
                  <svg:desc>profitableApps.B2:profitableApps.B11</svg:desc>
                </draw:g>
              </table:table-cell>
              <table:table-cell office:value-type="float" office:value="25000">
                <text:p>25000</text:p>
                <draw:g>
                  <svg:desc>profitableApps.C2:profitableApps.C11</svg:desc>
                </draw:g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Cytus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Deck Heroes: Legacy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Domino's Pizza USA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Egg, Inc.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Fernanfloo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H*nest Meditation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Narcos: Cartel Wars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PewDiePie's Tuber Simulator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